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" style:family="table-cell" style:parent-style-name="Default" style:data-style-name="N11">
      <style:table-cell-properties fo:background-color="#ff0000"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4" style:family="table-cell" style:parent-style-name="Default" style:data-style-name="N11">
      <style:table-cell-properties fo:background-color="#66ff66"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 table:number-columns-spanned="1" table:number-rows-spanned="2">
            <text:p>File</text:p>
          </table:table-cell>
          <table:table-cell office:value-type="string" calcext:value-type="string" table:number-columns-spanned="1" table:number-rows-spanned="2">
            <text:p>Original Size</text:p>
          </table:table-cell>
          <table:table-cell office:value-type="string" calcext:value-type="string" table:number-columns-spanned="2" table:number-rows-spanned="1">
            <text:p>No Reset</text:p>
          </table:table-cell>
          <table:covered-table-cell/>
          <table:table-cell office:value-type="string" calcext:value-type="string" table:number-columns-spanned="2" table:number-rows-spanned="1">
            <text:p>Reset</text:p>
          </table:table-cell>
          <table:covered-table-cell/>
          <table:table-cell office:value-type="string" calcext:value-type="string" table:number-columns-spanned="2" table:number-rows-spanned="1">
            <text:p>Monitor</text:p>
          </table:table-cell>
          <table:covered-table-cell/>
          <table:table-cell office:value-type="string" calcext:value-type="string" table:number-columns-spanned="2" table:number-rows-spanned="1">
            <text:p>Compress</text:p>
          </table:table-cell>
          <table:covered-table-cell/>
          <table:table-cell office:value-type="string" calcext:value-type="string" table:number-columns-spanned="2" table:number-rows-spanned="1">
            <text:p>LZW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pace Saving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pace Sav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go-big.gif</text:p>
          </table:table-cell>
          <table:table-cell office:value-type="float" office:value="93371" calcext:value-type="float">
            <text:p>93371</text:p>
          </table:table-cell>
          <table:table-cell office:value-type="float" office:value="122493" calcext:value-type="float">
            <text:p>122493</text:p>
          </table:table-cell>
          <table:table-cell table:style-name="ce2" table:formula="of:=1-[.C3]/[.B3]" office:value-type="percentage" office:value="-0.311895556436153" calcext:value-type="percentage">
            <text:p/>
          </table:table-cell>
          <table:table-cell office:value-type="float" office:value="122493" calcext:value-type="float">
            <text:p>122493</text:p>
          </table:table-cell>
          <table:table-cell table:style-name="ce3" table:formula="of:=1-[.E3]/[.B3]" office:value-type="percentage" office:value="-0.311895556436153" calcext:value-type="percentage">
            <text:p/>
          </table:table-cell>
          <table:table-cell office:value-type="float" office:value="122493" calcext:value-type="float">
            <text:p>122493</text:p>
          </table:table-cell>
          <table:table-cell table:style-name="ce2" table:formula="of:=1-[.G3]/[.B3]" office:value-type="percentage" office:value="-0.311895556436153" calcext:value-type="percentage">
            <text:p/>
          </table:table-cell>
          <table:table-cell office:value-type="float" office:value="93371" calcext:value-type="float">
            <text:p>93371</text:p>
          </table:table-cell>
          <table:table-cell table:style-name="ce2" table:formula="of:=1-[.I3]/[.B3]" office:value-type="percentage" office:value="0" calcext:value-type="percentage">
            <text:p/>
          </table:table-cell>
          <table:table-cell office:value-type="float" office:value="128973" calcext:value-type="float">
            <text:p>128973</text:p>
          </table:table-cell>
          <table:table-cell table:style-name="ce3" table:formula="of:=1-[.K3]/[.B3]" office:value-type="percentage" office:value="-0.381296119780232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l.tar</text:p>
          </table:table-cell>
          <table:table-cell office:value-type="float" office:value="3031040" calcext:value-type="float">
            <text:p>3031040</text:p>
          </table:table-cell>
          <table:table-cell office:value-type="float" office:value="1792783" calcext:value-type="float">
            <text:p>1792783</text:p>
          </table:table-cell>
          <table:table-cell table:style-name="ce3" table:formula="of:=1-[.C4]/[.B4]" office:value-type="percentage" office:value="0.408525456608953" calcext:value-type="percentage">
            <text:p/>
          </table:table-cell>
          <table:table-cell office:value-type="float" office:value="1178229" calcext:value-type="float">
            <text:p>1178229</text:p>
          </table:table-cell>
          <table:table-cell table:style-name="ce3" table:formula="of:=1-[.E4]/[.B4]" office:value-type="percentage" office:value="0.611278966955237" calcext:value-type="percentage">
            <text:p/>
          </table:table-cell>
          <table:table-cell office:value-type="float" office:value="1192335" calcext:value-type="float">
            <text:p>1192335</text:p>
          </table:table-cell>
          <table:table-cell table:style-name="ce3" table:formula="of:=1-[.G4]/[.B4]" office:value-type="percentage" office:value="0.606625118771115" calcext:value-type="percentage">
            <text:p/>
          </table:table-cell>
          <table:table-cell office:value-type="float" office:value="1179467" calcext:value-type="float">
            <text:p>1179467</text:p>
          </table:table-cell>
          <table:table-cell table:style-name="ce3" table:formula="of:=1-[.I4]/[.B4]" office:value-type="percentage" office:value="0.610870526288007" calcext:value-type="percentage">
            <text:p/>
          </table:table-cell>
          <table:table-cell office:value-type="float" office:value="1846854" calcext:value-type="float">
            <text:p>1846854</text:p>
          </table:table-cell>
          <table:table-cell table:style-name="ce3" table:formula="of:=1-[.K4]/[.B4]" office:value-type="percentage" office:value="0.390686365076014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ig2.doc</text:p>
          </table:table-cell>
          <table:table-cell office:value-type="float" office:value="87040" calcext:value-type="float">
            <text:p>87040</text:p>
          </table:table-cell>
          <table:table-cell office:value-type="float" office:value="40040" calcext:value-type="float">
            <text:p>40040</text:p>
          </table:table-cell>
          <table:table-cell table:style-name="ce3" table:formula="of:=1-[.C5]/[.B5]" office:value-type="percentage" office:value="0.539981617647059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style-name="ce3" table:formula="of:=1-[.E5]/[.B5]" office:value-type="percentage" office:value="0.539981617647059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style-name="ce3" table:formula="of:=1-[.G5]/[.B5]" office:value-type="percentage" office:value="0.539981617647059" calcext:value-type="percentage">
            <text:p/>
          </table:table-cell>
          <table:table-cell office:value-type="float" office:value="40040" calcext:value-type="float">
            <text:p>40040</text:p>
          </table:table-cell>
          <table:table-cell table:style-name="ce3" table:formula="of:=1-[.I5]/[.B5]" office:value-type="percentage" office:value="0.539981617647059" calcext:value-type="percentage">
            <text:p/>
          </table:table-cell>
          <table:table-cell office:value-type="float" office:value="74574" calcext:value-type="float">
            <text:p>74574</text:p>
          </table:table-cell>
          <table:table-cell table:style-name="ce3" table:formula="of:=1-[.K5]/[.B5]" office:value-type="percentage" office:value="0.143221507352941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mps.tar</text:p>
          </table:table-cell>
          <table:table-cell office:value-type="float" office:value="1105920" calcext:value-type="float">
            <text:p>1105920</text:p>
          </table:table-cell>
          <table:table-cell office:value-type="float" office:value="80913" calcext:value-type="float">
            <text:p>80913</text:p>
          </table:table-cell>
          <table:table-cell table:style-name="ce4" table:formula="of:=1-[.C6]/[.B6]" office:value-type="percentage" office:value="0.926836480034722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4" table:formula="of:=1-[.E6]/[.B6]" office:value-type="percentage" office:value="0.926836480034722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4" table:formula="of:=1-[.G6]/[.B6]" office:value-type="percentage" office:value="0.926836480034722" calcext:value-type="percentage">
            <text:p/>
          </table:table-cell>
          <table:table-cell office:value-type="float" office:value="80913" calcext:value-type="float">
            <text:p>80913</text:p>
          </table:table-cell>
          <table:table-cell table:style-name="ce4" table:formula="of:=1-[.I6]/[.B6]" office:value-type="percentage" office:value="0.926836480034722" calcext:value-type="percentage">
            <text:p/>
          </table:table-cell>
          <table:table-cell office:value-type="float" office:value="925079" calcext:value-type="float">
            <text:p>925079</text:p>
          </table:table-cell>
          <table:table-cell table:style-name="ce3" table:formula="of:=1-[.K6]/[.B6]" office:value-type="percentage" office:value="0.163520869502315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de.txt</text:p>
          </table:table-cell>
          <table:table-cell office:value-type="float" office:value="72351" calcext:value-type="float">
            <text:p>72351</text:p>
          </table:table-cell>
          <table:table-cell office:value-type="float" office:value="24544" calcext:value-type="float">
            <text:p>24544</text:p>
          </table:table-cell>
          <table:table-cell table:style-name="ce3" table:formula="of:=1-[.C7]/[.B7]" office:value-type="percentage" office:value="0.660764882309851" calcext:value-type="percentage">
            <text:p/>
          </table:table-cell>
          <table:table-cell office:value-type="float" office:value="24544" calcext:value-type="float">
            <text:p>24544</text:p>
          </table:table-cell>
          <table:table-cell table:style-name="ce3" table:formula="of:=1-[.E7]/[.B7]" office:value-type="percentage" office:value="0.660764882309851" calcext:value-type="percentage">
            <text:p/>
          </table:table-cell>
          <table:table-cell office:value-type="float" office:value="24544" calcext:value-type="float">
            <text:p>24544</text:p>
          </table:table-cell>
          <table:table-cell table:style-name="ce3" table:formula="of:=1-[.G7]/[.B7]" office:value-type="percentage" office:value="0.660764882309851" calcext:value-type="percentage">
            <text:p/>
          </table:table-cell>
          <table:table-cell office:value-type="float" office:value="24545" calcext:value-type="float">
            <text:p>24545</text:p>
          </table:table-cell>
          <table:table-cell table:style-name="ce3" table:formula="of:=1-[.I7]/[.B7]" office:value-type="percentage" office:value="0.660751060800818" calcext:value-type="percentage">
            <text:p/>
          </table:table-cell>
          <table:table-cell office:value-type="float" office:value="30980" calcext:value-type="float">
            <text:p>30980</text:p>
          </table:table-cell>
          <table:table-cell table:style-name="ce3" table:formula="of:=1-[.K7]/[.B7]" office:value-type="percentage" office:value="0.571809650177606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de2.txt</text:p>
          </table:table-cell>
          <table:table-cell office:value-type="float" office:value="57701" calcext:value-type="float">
            <text:p>57701</text:p>
          </table:table-cell>
          <table:table-cell office:value-type="float" office:value="20516" calcext:value-type="float">
            <text:p>20516</text:p>
          </table:table-cell>
          <table:table-cell table:style-name="ce3" table:formula="of:=1-[.C8]/[.B8]" office:value-type="percentage" office:value="0.644442903935807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style-name="ce3" table:formula="of:=1-[.E8]/[.B8]" office:value-type="percentage" office:value="0.644442903935807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style-name="ce3" table:formula="of:=1-[.G8]/[.B8]" office:value-type="percentage" office:value="0.644442903935807" calcext:value-type="percentage">
            <text:p/>
          </table:table-cell>
          <table:table-cell office:value-type="float" office:value="20516" calcext:value-type="float">
            <text:p>20516</text:p>
          </table:table-cell>
          <table:table-cell table:style-name="ce3" table:formula="of:=1-[.I8]/[.B8]" office:value-type="percentage" office:value="0.644442903935807" calcext:value-type="percentage">
            <text:p/>
          </table:table-cell>
          <table:table-cell office:value-type="float" office:value="24138" calcext:value-type="float">
            <text:p>24138</text:p>
          </table:table-cell>
          <table:table-cell table:style-name="ce4" table:formula="of:=1-[.K8]/[.B8]" office:value-type="percentage" office:value="0.581671028231746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t.exe</text:p>
          </table:table-cell>
          <table:table-cell office:value-type="float" office:value="236328" calcext:value-type="float">
            <text:p>236328</text:p>
          </table:table-cell>
          <table:table-cell office:value-type="float" office:value="156409" calcext:value-type="float">
            <text:p>156409</text:p>
          </table:table-cell>
          <table:table-cell table:style-name="ce3" table:formula="of:=1-[.C9]/[.B9]" office:value-type="percentage" office:value="0.33816983175925" calcext:value-type="percentage">
            <text:p/>
          </table:table-cell>
          <table:table-cell office:value-type="float" office:value="152232" calcext:value-type="float">
            <text:p>152232</text:p>
          </table:table-cell>
          <table:table-cell table:style-name="ce3" table:formula="of:=1-[.E9]/[.B9]" office:value-type="percentage" office:value="0.355844419620189" calcext:value-type="percentage">
            <text:p/>
          </table:table-cell>
          <table:table-cell office:value-type="float" office:value="156409" calcext:value-type="float">
            <text:p>156409</text:p>
          </table:table-cell>
          <table:table-cell table:style-name="ce3" table:formula="of:=1-[.G9]/[.B9]" office:value-type="percentage" office:value="0.33816983175925" calcext:value-type="percentage">
            <text:p/>
          </table:table-cell>
          <table:table-cell office:value-type="float" office:value="151111" calcext:value-type="float">
            <text:p>151111</text:p>
          </table:table-cell>
          <table:table-cell table:style-name="ce3" table:formula="of:=1-[.I9]/[.B9]" office:value-type="percentage" office:value="0.360587827087776" calcext:value-type="percentage">
            <text:p/>
          </table:table-cell>
          <table:table-cell office:value-type="float" office:value="250742" calcext:value-type="float">
            <text:p>250742</text:p>
          </table:table-cell>
          <table:table-cell table:style-name="ce3" table:formula="of:=1-[.K9]/[.B9]" office:value-type="percentage" office:value="-0.0609915033343489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osty.jpg</text:p>
          </table:table-cell>
          <table:table-cell office:value-type="float" office:value="126748" calcext:value-type="float">
            <text:p>126748</text:p>
          </table:table-cell>
          <table:table-cell office:value-type="float" office:value="163789" calcext:value-type="float">
            <text:p>163789</text:p>
          </table:table-cell>
          <table:table-cell table:style-name="ce3" table:formula="of:=1-[.C10]/[.B10]" office:value-type="percentage" office:value="-0.29224129769306" calcext:value-type="percentage">
            <text:p/>
          </table:table-cell>
          <table:table-cell office:value-type="float" office:value="171171" calcext:value-type="float">
            <text:p>171171</text:p>
          </table:table-cell>
          <table:table-cell table:style-name="ce2" table:formula="of:=1-[.E10]/[.B10]" office:value-type="percentage" office:value="-0.350482847855587" calcext:value-type="percentage">
            <text:p/>
          </table:table-cell>
          <table:table-cell office:value-type="float" office:value="163789" calcext:value-type="float">
            <text:p>163789</text:p>
          </table:table-cell>
          <table:table-cell table:style-name="ce3" table:formula="of:=1-[.G10]/[.B10]" office:value-type="percentage" office:value="-0.29224129769306" calcext:value-type="percentage">
            <text:p/>
          </table:table-cell>
          <table:table-cell office:value-type="float" office:value="126748" calcext:value-type="float">
            <text:p>126748</text:p>
          </table:table-cell>
          <table:table-cell table:style-name="ce2" table:formula="of:=1-[.I10]/[.B10]" office:value-type="percentage" office:value="0" calcext:value-type="percentage">
            <text:p/>
          </table:table-cell>
          <table:table-cell office:value-type="float" office:value="177453" calcext:value-type="float">
            <text:p>177453</text:p>
          </table:table-cell>
          <table:table-cell table:style-name="ce2" table:formula="of:=1-[.K10]/[.B10]" office:value-type="percentage" office:value="-0.400045760090889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ne_fishing.bmp</text:p>
          </table:table-cell>
          <table:table-cell office:value-type="float" office:value="17336" calcext:value-type="float">
            <text:p>17336</text:p>
          </table:table-cell>
          <table:table-cell office:value-type="float" office:value="8963" calcext:value-type="float">
            <text:p>8963</text:p>
          </table:table-cell>
          <table:table-cell table:style-name="ce3" table:formula="of:=1-[.C11]/[.B11]" office:value-type="percentage" office:value="0.482983387171204" calcext:value-type="percentage">
            <text:p/>
          </table:table-cell>
          <table:table-cell office:value-type="float" office:value="8963" calcext:value-type="float">
            <text:p>8963</text:p>
          </table:table-cell>
          <table:table-cell table:style-name="ce3" table:formula="of:=1-[.E11]/[.B11]" office:value-type="percentage" office:value="0.482983387171204" calcext:value-type="percentage">
            <text:p/>
          </table:table-cell>
          <table:table-cell office:value-type="float" office:value="8963" calcext:value-type="float">
            <text:p>8963</text:p>
          </table:table-cell>
          <table:table-cell table:style-name="ce3" table:formula="of:=1-[.G11]/[.B11]" office:value-type="percentage" office:value="0.482983387171204" calcext:value-type="percentage">
            <text:p/>
          </table:table-cell>
          <table:table-cell office:value-type="float" office:value="8964" calcext:value-type="float">
            <text:p>8964</text:p>
          </table:table-cell>
          <table:table-cell table:style-name="ce3" table:formula="of:=1-[.I11]/[.B11]" office:value-type="percentage" office:value="0.482925703737886" calcext:value-type="percentage">
            <text:p/>
          </table:table-cell>
          <table:table-cell office:value-type="float" office:value="9278" calcext:value-type="float">
            <text:p>9278</text:p>
          </table:table-cell>
          <table:table-cell table:style-name="ce3" table:formula="of:=1-[.K11]/[.B11]" office:value-type="percentage" office:value="0.46481310567605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ge.txt</text:p>
          </table:table-cell>
          <table:table-cell office:value-type="float" office:value="1220703" calcext:value-type="float">
            <text:p>1220703</text:p>
          </table:table-cell>
          <table:table-cell office:value-type="float" office:value="501777" calcext:value-type="float">
            <text:p>501777</text:p>
          </table:table-cell>
          <table:table-cell table:style-name="ce3" table:formula="of:=1-[.C12]/[.B12]" office:value-type="percentage" office:value="0.58894423950789" calcext:value-type="percentage">
            <text:p/>
          </table:table-cell>
          <table:table-cell office:value-type="float" office:value="527542" calcext:value-type="float">
            <text:p>527542</text:p>
          </table:table-cell>
          <table:table-cell table:style-name="ce3" table:formula="of:=1-[.E12]/[.B12]" office:value-type="percentage" office:value="0.567837549346565" calcext:value-type="percentage">
            <text:p/>
          </table:table-cell>
          <table:table-cell office:value-type="float" office:value="501777" calcext:value-type="float">
            <text:p>501777</text:p>
          </table:table-cell>
          <table:table-cell table:style-name="ce3" table:formula="of:=1-[.G12]/[.B12]" office:value-type="percentage" office:value="0.58894423950789" calcext:value-type="percentage">
            <text:p/>
          </table:table-cell>
          <table:table-cell office:value-type="float" office:value="522673" calcext:value-type="float">
            <text:p>522673</text:p>
          </table:table-cell>
          <table:table-cell table:style-name="ce3" table:formula="of:=1-[.I12]/[.B12]" office:value-type="percentage" office:value="0.571826234555006" calcext:value-type="percentage">
            <text:p/>
          </table:table-cell>
          <table:table-cell office:value-type="float" office:value="605184" calcext:value-type="float">
            <text:p>605184</text:p>
          </table:table-cell>
          <table:table-cell table:style-name="ce3" table:formula="of:=1-[.K12]/[.B12]" office:value-type="percentage" office:value="0.504233216433481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dium.txt</text:p>
          </table:table-cell>
          <table:table-cell office:value-type="float" office:value="25407" calcext:value-type="float">
            <text:p>25407</text:p>
          </table:table-cell>
          <table:table-cell office:value-type="float" office:value="12531" calcext:value-type="float">
            <text:p>12531</text:p>
          </table:table-cell>
          <table:table-cell table:style-name="ce3" table:formula="of:=1-[.C13]/[.B13]" office:value-type="percentage" office:value="0.50678946746959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style-name="ce3" table:formula="of:=1-[.E13]/[.B13]" office:value-type="percentage" office:value="0.50678946746959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style-name="ce3" table:formula="of:=1-[.G13]/[.B13]" office:value-type="percentage" office:value="0.506789467469595" calcext:value-type="percentage">
            <text:p/>
          </table:table-cell>
          <table:table-cell office:value-type="float" office:value="12531" calcext:value-type="float">
            <text:p>12531</text:p>
          </table:table-cell>
          <table:table-cell table:style-name="ce3" table:formula="of:=1-[.I13]/[.B13]" office:value-type="percentage" office:value="0.506789467469595" calcext:value-type="percentage">
            <text:p/>
          </table:table-cell>
          <table:table-cell office:value-type="float" office:value="13197" calcext:value-type="float">
            <text:p>13197</text:p>
          </table:table-cell>
          <table:table-cell table:style-name="ce3" table:formula="of:=1-[.K13]/[.B13]" office:value-type="percentage" office:value="0.480576219152202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ts.tar</text:p>
          </table:table-cell>
          <table:table-cell office:value-type="float" office:value="1382400" calcext:value-type="float">
            <text:p>1382400</text:p>
          </table:table-cell>
          <table:table-cell office:value-type="float" office:value="597845" calcext:value-type="float">
            <text:p>597845</text:p>
          </table:table-cell>
          <table:table-cell table:style-name="ce3" table:formula="of:=1-[.C14]/[.B14]" office:value-type="percentage" office:value="0.567531105324074" calcext:value-type="percentage">
            <text:p/>
          </table:table-cell>
          <table:table-cell office:value-type="float" office:value="590493" calcext:value-type="float">
            <text:p>590493</text:p>
          </table:table-cell>
          <table:table-cell table:style-name="ce3" table:formula="of:=1-[.E14]/[.B14]" office:value-type="percentage" office:value="0.572849392361111" calcext:value-type="percentage">
            <text:p/>
          </table:table-cell>
          <table:table-cell office:value-type="float" office:value="597845" calcext:value-type="float">
            <text:p>597845</text:p>
          </table:table-cell>
          <table:table-cell table:style-name="ce3" table:formula="of:=1-[.G14]/[.B14]" office:value-type="percentage" office:value="0.567531105324074" calcext:value-type="percentage">
            <text:p/>
          </table:table-cell>
          <table:table-cell office:value-type="float" office:value="589697" calcext:value-type="float">
            <text:p>589697</text:p>
          </table:table-cell>
          <table:table-cell table:style-name="ce3" table:formula="of:=1-[.I14]/[.B14]" office:value-type="percentage" office:value="0.573425202546296" calcext:value-type="percentage">
            <text:p/>
          </table:table-cell>
          <table:table-cell office:value-type="float" office:value="1012179" calcext:value-type="float">
            <text:p>1012179</text:p>
          </table:table-cell>
          <table:table-cell table:style-name="ce3" table:formula="of:=1-[.K14]/[.B14]" office:value-type="percentage" office:value="0.267810329861111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cky.bmp</text:p>
          </table:table-cell>
          <table:table-cell office:value-type="float" office:value="921654" calcext:value-type="float">
            <text:p>921654</text:p>
          </table:table-cell>
          <table:table-cell office:value-type="float" office:value="3951" calcext:value-type="float">
            <text:p>3951</text:p>
          </table:table-cell>
          <table:table-cell table:style-name="ce4" table:formula="of:=1-[.C15]/[.B15]" office:value-type="percentage" office:value="0.995713141808097" calcext:value-type="percentage">
            <text:p/>
          </table:table-cell>
          <table:table-cell office:value-type="float" office:value="3951" calcext:value-type="float">
            <text:p>3951</text:p>
          </table:table-cell>
          <table:table-cell table:style-name="ce4" table:formula="of:=1-[.E15]/[.B15]" office:value-type="percentage" office:value="0.995713141808097" calcext:value-type="percentage">
            <text:p/>
          </table:table-cell>
          <table:table-cell office:value-type="float" office:value="3951" calcext:value-type="float">
            <text:p>3951</text:p>
          </table:table-cell>
          <table:table-cell table:style-name="ce4" table:formula="of:=1-[.G15]/[.B15]" office:value-type="percentage" office:value="0.995713141808097" calcext:value-type="percentage">
            <text:p/>
          </table:table-cell>
          <table:table-cell office:value-type="float" office:value="3952" calcext:value-type="float">
            <text:p>3952</text:p>
          </table:table-cell>
          <table:table-cell table:style-name="ce4" table:formula="of:=1-[.I15]/[.B15]" office:value-type="percentage" office:value="0.995712056802227" calcext:value-type="percentage">
            <text:p/>
          </table:table-cell>
          <table:table-cell office:value-type="float" office:value="4302" calcext:value-type="float">
            <text:p>4302</text:p>
          </table:table-cell>
          <table:table-cell table:style-name="ce4" table:formula="of:=1-[.K15]/[.B15]" office:value-type="percentage" office:value="0.995332304747769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nt256.bmp</text:p>
          </table:table-cell>
          <table:table-cell office:value-type="float" office:value="157044" calcext:value-type="float">
            <text:p>157044</text:p>
          </table:table-cell>
          <table:table-cell office:value-type="float" office:value="62931" calcext:value-type="float">
            <text:p>62931</text:p>
          </table:table-cell>
          <table:table-cell table:style-name="ce3" table:formula="of:=1-[.C16]/[.B16]" office:value-type="percentage" office:value="0.599277909375716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style-name="ce3" table:formula="of:=1-[.E16]/[.B16]" office:value-type="percentage" office:value="0.599277909375716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style-name="ce3" table:formula="of:=1-[.G16]/[.B16]" office:value-type="percentage" office:value="0.599277909375716" calcext:value-type="percentage">
            <text:p/>
          </table:table-cell>
          <table:table-cell office:value-type="float" office:value="62931" calcext:value-type="float">
            <text:p>62931</text:p>
          </table:table-cell>
          <table:table-cell table:style-name="ce3" table:formula="of:=1-[.I16]/[.B16]" office:value-type="percentage" office:value="0.599277909375716" calcext:value-type="percentage">
            <text:p/>
          </table:table-cell>
          <table:table-cell office:value-type="float" office:value="159050" calcext:value-type="float">
            <text:p>159050</text:p>
          </table:table-cell>
          <table:table-cell table:style-name="ce3" table:formula="of:=1-[.K16]/[.B16]" office:value-type="percentage" office:value="-0.0127734902320369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naryStdIn.java</text:p>
          </table:table-cell>
          <table:table-cell office:value-type="float" office:value="7993" calcext:value-type="float">
            <text:p>7993</text:p>
          </table:table-cell>
          <table:table-cell office:value-type="float" office:value="3333" calcext:value-type="float">
            <text:p>3333</text:p>
          </table:table-cell>
          <table:table-cell table:style-name="ce3" table:formula="of:=1-[.C17]/[.B17]" office:value-type="percentage" office:value="0.583010133867134" calcext:value-type="percentage">
            <text:p/>
          </table:table-cell>
          <table:table-cell office:value-type="float" office:value="3333" calcext:value-type="float">
            <text:p>3333</text:p>
          </table:table-cell>
          <table:table-cell table:style-name="ce3" table:formula="of:=1-[.E17]/[.B17]" office:value-type="percentage" office:value="0.583010133867134" calcext:value-type="percentage">
            <text:p/>
          </table:table-cell>
          <table:table-cell office:value-type="float" office:value="3333" calcext:value-type="float">
            <text:p>3333</text:p>
          </table:table-cell>
          <table:table-cell table:style-name="ce3" table:formula="of:=1-[.G17]/[.B17]" office:value-type="percentage" office:value="0.583010133867134" calcext:value-type="percentage">
            <text:p/>
          </table:table-cell>
          <table:table-cell office:value-type="float" office:value="3334" calcext:value-type="float">
            <text:p>3334</text:p>
          </table:table-cell>
          <table:table-cell table:style-name="ce3" table:formula="of:=1-[.I17]/[.B17]" office:value-type="percentage" office:value="0.582885024396347" calcext:value-type="percentage">
            <text:p/>
          </table:table-cell>
          <table:table-cell office:value-type="float" office:value="3684" calcext:value-type="float">
            <text:p>3684</text:p>
          </table:table-cell>
          <table:table-cell table:style-name="ce3" table:formula="of:=1-[.K17]/[.B17]" office:value-type="percentage" office:value="0.539096709620918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naryStdOut.java</text:p>
          </table:table-cell>
          <table:table-cell office:value-type="float" office:value="7462" calcext:value-type="float">
            <text:p>7462</text:p>
          </table:table-cell>
          <table:table-cell office:value-type="float" office:value="3205" calcext:value-type="float">
            <text:p>3205</text:p>
          </table:table-cell>
          <table:table-cell table:style-name="ce3" table:formula="of:=1-[.C18]/[.B18]" office:value-type="percentage" office:value="0.570490485124632" calcext:value-type="percentage">
            <text:p/>
          </table:table-cell>
          <table:table-cell office:value-type="float" office:value="3205" calcext:value-type="float">
            <text:p>3205</text:p>
          </table:table-cell>
          <table:table-cell table:style-name="ce3" table:formula="of:=1-[.E18]/[.B18]" office:value-type="percentage" office:value="0.570490485124632" calcext:value-type="percentage">
            <text:p/>
          </table:table-cell>
          <table:table-cell office:value-type="float" office:value="3205" calcext:value-type="float">
            <text:p>3205</text:p>
          </table:table-cell>
          <table:table-cell table:style-name="ce3" table:formula="of:=1-[.G18]/[.B18]" office:value-type="percentage" office:value="0.570490485124632" calcext:value-type="percentage">
            <text:p/>
          </table:table-cell>
          <table:table-cell office:value-type="float" office:value="3206" calcext:value-type="float">
            <text:p>3206</text:p>
          </table:table-cell>
          <table:table-cell table:style-name="ce3" table:formula="of:=1-[.I18]/[.B18]" office:value-type="percentage" office:value="0.570356472795497" calcext:value-type="percentage">
            <text:p/>
          </table:table-cell>
          <table:table-cell office:value-type="float" office:value="3557" calcext:value-type="float">
            <text:p>3557</text:p>
          </table:table-cell>
          <table:table-cell table:style-name="ce3" table:formula="of:=1-[.K18]/[.B18]" office:value-type="percentage" office:value="0.523318145269365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ZWmod.java</text:p>
          </table:table-cell>
          <table:table-cell office:value-type="float" office:value="10322" calcext:value-type="float">
            <text:p>10322</text:p>
          </table:table-cell>
          <table:table-cell office:value-type="float" office:value="4638" calcext:value-type="float">
            <text:p>4638</text:p>
          </table:table-cell>
          <table:table-cell table:style-name="ce3" table:formula="of:=1-[.C19]/[.B19]" office:value-type="percentage" office:value="0.550668475101724" calcext:value-type="percentage">
            <text:p/>
          </table:table-cell>
          <table:table-cell office:value-type="float" office:value="4638" calcext:value-type="float">
            <text:p>4638</text:p>
          </table:table-cell>
          <table:table-cell table:style-name="ce3" table:formula="of:=1-[.E19]/[.B19]" office:value-type="percentage" office:value="0.550668475101724" calcext:value-type="percentage">
            <text:p/>
          </table:table-cell>
          <table:table-cell office:value-type="float" office:value="4638" calcext:value-type="float">
            <text:p>4638</text:p>
          </table:table-cell>
          <table:table-cell table:style-name="ce3" table:formula="of:=1-[.G19]/[.B19]" office:value-type="percentage" office:value="0.550668475101724" calcext:value-type="percentage">
            <text:p/>
          </table:table-cell>
          <table:table-cell office:value-type="float" office:value="4639" calcext:value-type="float">
            <text:p>4639</text:p>
          </table:table-cell>
          <table:table-cell table:style-name="ce3" table:formula="of:=1-[.I19]/[.B19]" office:value-type="percentage" office:value="0.550571594652199" calcext:value-type="percentage">
            <text:p/>
          </table:table-cell>
          <table:table-cell office:value-type="float" office:value="4989" calcext:value-type="float">
            <text:p>4989</text:p>
          </table:table-cell>
          <table:table-cell table:style-name="ce3" table:formula="of:=1-[.K19]/[.B19]" office:value-type="percentage" office:value="0.516663437318349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ST.java</text:p>
          </table:table-cell>
          <table:table-cell office:value-type="float" office:value="5465" calcext:value-type="float">
            <text:p>5465</text:p>
          </table:table-cell>
          <table:table-cell office:value-type="float" office:value="2238" calcext:value-type="float">
            <text:p>2238</text:p>
          </table:table-cell>
          <table:table-cell table:style-name="ce3" table:formula="of:=1-[.C20]/[.B20]" office:value-type="percentage" office:value="0.590484903934126" calcext:value-type="percentage">
            <text:p/>
          </table:table-cell>
          <table:table-cell office:value-type="float" office:value="2238" calcext:value-type="float">
            <text:p>2238</text:p>
          </table:table-cell>
          <table:table-cell table:style-name="ce3" table:formula="of:=1-[.E20]/[.B20]" office:value-type="percentage" office:value="0.590484903934126" calcext:value-type="percentage">
            <text:p/>
          </table:table-cell>
          <table:table-cell office:value-type="float" office:value="2238" calcext:value-type="float">
            <text:p>2238</text:p>
          </table:table-cell>
          <table:table-cell table:style-name="ce3" table:formula="of:=1-[.G20]/[.B20]" office:value-type="percentage" office:value="0.590484903934126" calcext:value-type="percentage">
            <text:p/>
          </table:table-cell>
          <table:table-cell office:value-type="float" office:value="2239" calcext:value-type="float">
            <text:p>2239</text:p>
          </table:table-cell>
          <table:table-cell table:style-name="ce3" table:formula="of:=1-[.I20]/[.B20]" office:value-type="percentage" office:value="0.590301921317475" calcext:value-type="percentage">
            <text:p/>
          </table:table-cell>
          <table:table-cell office:value-type="float" office:value="2580" calcext:value-type="float">
            <text:p>2580</text:p>
          </table:table-cell>
          <table:table-cell table:style-name="ce3" table:formula="of:=1-[.K20]/[.B20]" office:value-type="percentage" office:value="0.527904849039341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naryStdIn.class</text:p>
          </table:table-cell>
          <table:table-cell office:value-type="float" office:value="3562" calcext:value-type="float">
            <text:p>3562</text:p>
          </table:table-cell>
          <table:table-cell office:value-type="float" office:value="2394" calcext:value-type="float">
            <text:p>2394</text:p>
          </table:table-cell>
          <table:table-cell table:style-name="ce3" table:formula="of:=1-[.C21]/[.B21]" office:value-type="percentage" office:value="0.327905670971364" calcext:value-type="percentage">
            <text:p/>
          </table:table-cell>
          <table:table-cell office:value-type="float" office:value="2394" calcext:value-type="float">
            <text:p>2394</text:p>
          </table:table-cell>
          <table:table-cell table:style-name="ce3" table:formula="of:=1-[.E21]/[.B21]" office:value-type="percentage" office:value="0.327905670971364" calcext:value-type="percentage">
            <text:p/>
          </table:table-cell>
          <table:table-cell office:value-type="float" office:value="2394" calcext:value-type="float">
            <text:p>2394</text:p>
          </table:table-cell>
          <table:table-cell table:style-name="ce3" table:formula="of:=1-[.G21]/[.B21]" office:value-type="percentage" office:value="0.327905670971364" calcext:value-type="percentage">
            <text:p/>
          </table:table-cell>
          <table:table-cell office:value-type="float" office:value="2395" calcext:value-type="float">
            <text:p>2395</text:p>
          </table:table-cell>
          <table:table-cell table:style-name="ce3" table:formula="of:=1-[.I21]/[.B21]" office:value-type="percentage" office:value="0.327624929814711" calcext:value-type="percentage">
            <text:p/>
          </table:table-cell>
          <table:table-cell office:value-type="float" office:value="2745" calcext:value-type="float">
            <text:p>2745</text:p>
          </table:table-cell>
          <table:table-cell table:style-name="ce3" table:formula="of:=1-[.K21]/[.B21]" office:value-type="percentage" office:value="0.229365524985963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naryStdOut.class</text:p>
          </table:table-cell>
          <table:table-cell office:value-type="float" office:value="4099" calcext:value-type="float">
            <text:p>4099</text:p>
          </table:table-cell>
          <table:table-cell office:value-type="float" office:value="2625" calcext:value-type="float">
            <text:p>2625</text:p>
          </table:table-cell>
          <table:table-cell table:style-name="ce3" table:formula="of:=1-[.C22]/[.B22]" office:value-type="percentage" office:value="0.359599902415223" calcext:value-type="percentage">
            <text:p/>
          </table:table-cell>
          <table:table-cell office:value-type="float" office:value="2625" calcext:value-type="float">
            <text:p>2625</text:p>
          </table:table-cell>
          <table:table-cell table:style-name="ce3" table:formula="of:=1-[.E22]/[.B22]" office:value-type="percentage" office:value="0.359599902415223" calcext:value-type="percentage">
            <text:p/>
          </table:table-cell>
          <table:table-cell office:value-type="float" office:value="2625" calcext:value-type="float">
            <text:p>2625</text:p>
          </table:table-cell>
          <table:table-cell table:style-name="ce3" table:formula="of:=1-[.G22]/[.B22]" office:value-type="percentage" office:value="0.359599902415223" calcext:value-type="percentage">
            <text:p/>
          </table:table-cell>
          <table:table-cell office:value-type="float" office:value="2626" calcext:value-type="float">
            <text:p>2626</text:p>
          </table:table-cell>
          <table:table-cell table:style-name="ce3" table:formula="of:=1-[.I22]/[.B22]" office:value-type="percentage" office:value="0.359355940473286" calcext:value-type="percentage">
            <text:p/>
          </table:table-cell>
          <table:table-cell office:value-type="float" office:value="2976" calcext:value-type="float">
            <text:p>2976</text:p>
          </table:table-cell>
          <table:table-cell table:style-name="ce3" table:formula="of:=1-[.K22]/[.B22]" office:value-type="percentage" office:value="0.273969260795316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ZWmod.class</text:p>
          </table:table-cell>
          <table:table-cell office:value-type="float" office:value="5584" calcext:value-type="float">
            <text:p>5584</text:p>
          </table:table-cell>
          <table:table-cell office:value-type="float" office:value="4156" calcext:value-type="float">
            <text:p>4156</text:p>
          </table:table-cell>
          <table:table-cell table:style-name="ce3" table:formula="of:=1-[.C23]/[.B23]" office:value-type="percentage" office:value="0.255730659025788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3" table:formula="of:=1-[.E23]/[.B23]" office:value-type="percentage" office:value="0.255730659025788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3" table:formula="of:=1-[.G23]/[.B23]" office:value-type="percentage" office:value="0.255730659025788" calcext:value-type="percentage">
            <text:p/>
          </table:table-cell>
          <table:table-cell office:value-type="float" office:value="4157" calcext:value-type="float">
            <text:p>4157</text:p>
          </table:table-cell>
          <table:table-cell table:style-name="ce3" table:formula="of:=1-[.I23]/[.B23]" office:value-type="percentage" office:value="0.255551575931232" calcext:value-type="percentage">
            <text:p/>
          </table:table-cell>
          <table:table-cell office:value-type="float" office:value="4508" calcext:value-type="float">
            <text:p>4508</text:p>
          </table:table-cell>
          <table:table-cell table:style-name="ce3" table:formula="of:=1-[.K23]/[.B23]" office:value-type="percentage" office:value="0.19269340974212" calcext:value-type="percentage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ST.class</text:p>
          </table:table-cell>
          <table:table-cell office:value-type="float" office:value="6039" calcext:value-type="float">
            <text:p>6039</text:p>
          </table:table-cell>
          <table:table-cell office:value-type="float" office:value="4156" calcext:value-type="float">
            <text:p>4156</text:p>
          </table:table-cell>
          <table:table-cell table:style-name="ce3" table:formula="of:=1-[.C24]/[.B24]" office:value-type="percentage" office:value="0.311806590495115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3" table:formula="of:=1-[.E24]/[.B24]" office:value-type="percentage" office:value="0.311806590495115" calcext:value-type="percentage">
            <text:p/>
          </table:table-cell>
          <table:table-cell office:value-type="float" office:value="4156" calcext:value-type="float">
            <text:p>4156</text:p>
          </table:table-cell>
          <table:table-cell table:style-name="ce3" table:formula="of:=1-[.G24]/[.B24]" office:value-type="percentage" office:value="0.311806590495115" calcext:value-type="percentage">
            <text:p/>
          </table:table-cell>
          <table:table-cell office:value-type="float" office:value="3497" calcext:value-type="float">
            <text:p>3497</text:p>
          </table:table-cell>
          <table:table-cell table:style-name="ce3" table:formula="of:=1-[.I24]/[.B24]" office:value-type="percentage" office:value="0.420930617651929" calcext:value-type="percentage">
            <text:p/>
          </table:table-cell>
          <table:table-cell office:value-type="float" office:value="3848" calcext:value-type="float">
            <text:p>3848</text:p>
          </table:table-cell>
          <table:table-cell table:style-name="ce3" table:formula="of:=1-[.K24]/[.B24]" office:value-type="percentage" office:value="0.36280841198874" calcext:value-type="percentage">
            <text:p/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5:44:32.0658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34:56.281600000</meta:creation-date>
    <dc:date>2014-06-27T22:32:33.580551000</dc:date>
    <meta:editing-duration>PT7H30M26S</meta:editing-duration>
    <meta:editing-cycles>24</meta:editing-cycles>
    <meta:generator>LibreOffice/4.2.1.1$MacOSX_x86 LibreOffice_project/d7dbbd7842e6a58b0f521599204e827654e1fb8b</meta:generator>
    <meta:document-statistic meta:table-count="1" meta:cell-count="281" meta:object-count="0"/>
  </office:meta>
</office:document-meta>
</file>